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15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2.413cm" style:use-optimal-column-width="true"/>
    </style:style>
    <style:style style:name="co3" style:family="table-column">
      <style:table-column-properties fo:break-before="auto" style:column-width="3.64066666666667cm"/>
    </style:style>
    <style:style style:name="co4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usb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Time</text:p>
          </table:table-cell>
          <table:table-cell office:value-type="string" table:style-name="ce4">
            <text:p>Cusb</text:p>
          </table:table-cell>
          <table:table-cell office:value-type="string" table:style-name="ce4">
            <text:p>U(Cusb)</text:p>
          </table:table-cell>
          <table:table-cell office:value-type="string" table:style-name="ce6">
            <text:p>Vhigh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</text:p>
          </table:table-cell>
          <table:table-cell office:value-type="string" table:style-name="ce4">
            <text:p>mol/m3</text:p>
          </table:table-cell>
          <table:table-cell office:value-type="string" table:style-name="ce4">
            <text:p>mol/m3</text:p>
          </table:table-cell>
          <table:table-cell office:value-type="string" table:style-name="ce6">
            <text:p>(ml)</text:p>
          </table:table-cell>
          <table:table-cell table:number-columns-repeated="16380"/>
        </table:table-row>
        <table:table-row table:style-name="ro1">
          <table:table-cell office:value-type="float" office:value="0" table:style-name="ce2">
            <text:p>0.000</text:p>
          </table:table-cell>
          <table:table-cell office:value-type="float" office:value="1.8928420399809468E-6" table:style-name="ce1">
            <text:p>1.89284E-06</text:p>
          </table:table-cell>
          <table:table-cell office:value-type="float" office:value="1.2007191992515632E-7" table:style-name="ce1">
            <text:p>1.20072E-07</text:p>
          </table:table-cell>
          <table:table-cell office:value-type="float" office:value="19.829699999999999" table:style-name="ce1">
            <text:p>19.8297</text:p>
          </table:table-cell>
          <table:table-cell table:number-columns-repeated="16380"/>
        </table:table-row>
        <table:table-row table:style-name="ro1">
          <table:table-cell office:value-type="float" office:value="3.9854166666700621" table:style-name="ce2">
            <text:p>3.985</text:p>
          </table:table-cell>
          <table:table-cell office:value-type="float" office:value="1.8901628546923021E-6" table:style-name="ce1">
            <text:p>1.89016E-06</text:p>
          </table:table-cell>
          <table:table-cell office:value-type="float" office:value="1.199148704252286E-7" table:style-name="ce1">
            <text:p>1.19915E-07</text:p>
          </table:table-cell>
          <table:table-cell office:value-type="float" office:value="19.781399999999998" table:style-name="ce1">
            <text:p>19.7814</text:p>
          </table:table-cell>
          <table:table-cell table:number-columns-repeated="16380"/>
        </table:table-row>
        <table:table-row table:style-name="ro1">
          <table:table-cell office:value-type="float" office:value="10.148611111115315" table:style-name="ce2">
            <text:p>10.149</text:p>
          </table:table-cell>
          <table:table-cell office:value-type="float" office:value="1.7803458627381946E-6" table:style-name="ce1">
            <text:p>1.78035E-06</text:p>
          </table:table-cell>
          <table:table-cell office:value-type="float" office:value="1.1295462426267382E-7" table:style-name="ce1">
            <text:p>1.12955E-07</text:p>
          </table:table-cell>
          <table:table-cell office:value-type="float" office:value="19.730699999999999" table:style-name="ce1">
            <text:p>19.7307</text:p>
          </table:table-cell>
          <table:table-cell table:number-columns-repeated="16380"/>
        </table:table-row>
        <table:table-row table:style-name="ro1">
          <table:table-cell office:value-type="float" office:value="17.988888888889051" table:style-name="ce2">
            <text:p>17.989</text:p>
          </table:table-cell>
          <table:table-cell office:value-type="float" office:value="1.8679022679144062E-6" table:style-name="ce1">
            <text:p>1.8679E-06</text:p>
          </table:table-cell>
          <table:table-cell office:value-type="float" office:value="1.1850180933330279E-7" table:style-name="ce1">
            <text:p>1.18502E-07</text:p>
          </table:table-cell>
          <table:table-cell office:value-type="float" office:value="19.6814" table:style-name="ce1">
            <text:p>19.6814</text:p>
          </table:table-cell>
          <table:table-cell table:number-columns-repeated="16380"/>
        </table:table-row>
        <table:table-row table:style-name="ro1">
          <table:table-cell office:value-type="float" office:value="24.958333333335759" table:style-name="ce2">
            <text:p>24.958</text:p>
          </table:table-cell>
          <table:table-cell office:value-type="float" office:value="1.8007720459680472E-6" table:style-name="ce1">
            <text:p>1.80077E-06</text:p>
          </table:table-cell>
          <table:table-cell office:value-type="float" office:value="1.142458906148693E-7" table:style-name="ce1">
            <text:p>1.14246E-07</text:p>
          </table:table-cell>
          <table:table-cell office:value-type="float" office:value="19.630400000000002" table:style-name="ce1">
            <text:p>19.6304</text:p>
          </table:table-cell>
          <table:table-cell table:number-columns-repeated="16380"/>
        </table:table-row>
        <table:table-row table:style-name="ro1">
          <table:table-cell office:value-type="float" office:value="32.161111111112405" table:style-name="ce2">
            <text:p>32.161</text:p>
          </table:table-cell>
          <table:table-cell office:value-type="float" office:value="1.8093636291271211E-6" table:style-name="ce1">
            <text:p>1.80936E-06</text:p>
          </table:table-cell>
          <table:table-cell office:value-type="float" office:value="1.1479803994151883E-7" table:style-name="ce1">
            <text:p>1.14798E-07</text:p>
          </table:table-cell>
          <table:table-cell office:value-type="float" office:value="19.580300000000001" table:style-name="ce1">
            <text:p>19.5803</text:p>
          </table:table-cell>
          <table:table-cell table:number-columns-repeated="16380"/>
        </table:table-row>
        <table:table-row table:style-name="ro1">
          <table:table-cell office:value-type="float" office:value="38.985416666670062" table:style-name="ce2">
            <text:p>38.985</text:p>
          </table:table-cell>
          <table:table-cell office:value-type="float" office:value="1.8274607806270751E-6" table:style-name="ce1">
            <text:p>1.82746E-06</text:p>
          </table:table-cell>
          <table:table-cell office:value-type="float" office:value="1.1594070180464164E-7" table:style-name="ce1">
            <text:p>1.15941E-07</text:p>
          </table:table-cell>
          <table:table-cell office:value-type="float" office:value="19.5303" table:style-name="ce1">
            <text:p>19.5303</text:p>
          </table:table-cell>
          <table:table-cell table:number-columns-repeated="16380"/>
        </table:table-row>
        <table:table-row table:style-name="ro1">
          <table:table-cell office:value-type="float" office:value="46.046527777783922" table:style-name="ce2">
            <text:p>46.047</text:p>
          </table:table-cell>
          <table:table-cell office:value-type="float" office:value="1.8343963908400515E-6" table:style-name="ce1">
            <text:p>1.8344E-06</text:p>
          </table:table-cell>
          <table:table-cell office:value-type="float" office:value="1.163843052648379E-7" table:style-name="ce1">
            <text:p>1.16384E-07</text:p>
          </table:table-cell>
          <table:table-cell office:value-type="float" office:value="19.480699999999999" table:style-name="ce1">
            <text:p>19.4807</text:p>
          </table:table-cell>
          <table:table-cell table:number-columns-repeated="16380"/>
        </table:table-row>
        <table:table-row table:style-name="ro1">
          <table:table-cell office:value-type="float" office:value="51.135416666671517" table:style-name="ce2">
            <text:p>51.135</text:p>
          </table:table-cell>
          <table:table-cell office:value-type="float" office:value="1.8502027880530177E-6" table:style-name="ce1">
            <text:p>1.8502E-06</text:p>
          </table:table-cell>
          <table:table-cell office:value-type="float" office:value="1.1738396021339977E-7" table:style-name="ce1">
            <text:p>1.17384E-07</text:p>
          </table:table-cell>
          <table:table-cell office:value-type="float" office:value="19.431099999999997" table:style-name="ce1">
            <text:p>19.4311</text:p>
          </table:table-cell>
          <table:table-cell table:number-columns-repeated="16380"/>
        </table:table-row>
        <table:table-row table:style-name="ro1">
          <table:table-cell office:value-type="float" office:value="60.152777777781012" table:style-name="ce2">
            <text:p>60.153</text:p>
          </table:table-cell>
          <table:table-cell office:value-type="float" office:value="1.7808699544326365E-6" table:style-name="ce1">
            <text:p>1.78087E-06</text:p>
          </table:table-cell>
          <table:table-cell office:value-type="float" office:value="1.1298750100441428E-7" table:style-name="ce1">
            <text:p>1.12988E-07</text:p>
          </table:table-cell>
          <table:table-cell office:value-type="float" office:value="19.380299999999998" table:style-name="ce1">
            <text:p>19.3803</text:p>
          </table:table-cell>
          <table:table-cell table:number-columns-repeated="16380"/>
        </table:table-row>
        <table:table-row table:style-name="ro1">
          <table:table-cell office:value-type="float" office:value="66.940972222226264" table:style-name="ce2">
            <text:p>66.941</text:p>
          </table:table-cell>
          <table:table-cell office:value-type="float" office:value="1.8095009507940769E-6" table:style-name="ce1">
            <text:p>1.8095E-06</text:p>
          </table:table-cell>
          <table:table-cell office:value-type="float" office:value="1.1480463052771603E-7" table:style-name="ce1">
            <text:p>1.14805E-07</text:p>
          </table:table-cell>
          <table:table-cell office:value-type="float" office:value="19.329499999999999" table:style-name="ce1">
            <text:p>19.3295</text:p>
          </table:table-cell>
          <table:table-cell table:number-columns-repeated="16380"/>
        </table:table-row>
        <table:table-row table:style-name="ro1">
          <table:table-cell office:value-type="float" office:value="72.058333333334303" table:style-name="ce2">
            <text:p>72.058</text:p>
          </table:table-cell>
          <table:table-cell office:value-type="float" office:value="1.7902572515177572E-6" table:style-name="ce1">
            <text:p>1.79026E-06</text:p>
          </table:table-cell>
          <table:table-cell office:value-type="float" office:value="1.1358643963067969E-7" table:style-name="ce1">
            <text:p>1.13586E-07</text:p>
          </table:table-cell>
          <table:table-cell office:value-type="float" office:value="19.278500000000001" table:style-name="ce1">
            <text:p>19.2785</text:p>
          </table:table-cell>
          <table:table-cell table:number-columns-repeated="16380"/>
        </table:table-row>
        <table:table-row table:style-name="ro1">
          <table:table-cell office:value-type="float" office:value="76.985416666670062" table:style-name="ce2">
            <text:p>76.985</text:p>
          </table:table-cell>
          <table:table-cell office:value-type="float" office:value="1.8352394958408744E-6" table:style-name="ce1">
            <text:p>1.83524E-06</text:p>
          </table:table-cell>
          <table:table-cell office:value-type="float" office:value="1.1643775195575223E-7" table:style-name="ce1">
            <text:p>1.16438E-07</text:p>
          </table:table-cell>
          <table:table-cell office:value-type="float" office:value="19.228100000000001" table:style-name="ce1">
            <text:p>19.2281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Jdsb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Time</text:p>
          </table:table-cell>
          <table:table-cell office:value-type="string" table:style-name="ce4">
            <text:p>JL</text:p>
          </table:table-cell>
          <table:table-cell office:value-type="string" table:style-name="ce4">
            <text:p>U(JL)</text:p>
          </table:table-cell>
          <table:table-cell office:value-type="string" table:style-name="ce1">
            <text:p>Vlo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d</text:p>
          </table:table-cell>
          <table:table-cell office:value-type="string" table:style-name="ce4">
            <text:p>mol/s/m2</text:p>
          </table:table-cell>
          <table:table-cell office:value-type="string" table:style-name="ce4">
            <text:p>mol/s/m2</text:p>
          </table:table-cell>
          <table:table-cell office:value-type="string" table:style-name="ce1">
            <text:p>(ml)</text:p>
          </table:table-cell>
          <table:table-cell table:number-columns-repeated="16380" table:style-name="ce1"/>
        </table:table-row>
        <table:table-row table:style-name="ro1">
          <table:table-cell office:value-type="float" office:value="0.49652777778101154" table:style-name="ce1">
            <text:p>0.496527778</text:p>
          </table:table-cell>
          <table:table-cell office:value-type="float" office:value="4.0256404298147888E-16" table:style-name="ce1">
            <text:p>4.02564E-16</text:p>
          </table:table-cell>
          <table:table-cell office:value-type="float" office:value="5.5574508651843638E-17" table:style-name="ce1">
            <text:p>5.55745E-17</text:p>
          </table:table-cell>
          <table:table-cell office:value-type="float" office:value="9.9842999999999904" table:style-name="ce1">
            <text:p>9.9843</text:p>
          </table:table-cell>
          <table:table-cell table:number-columns-repeated="3" table:style-name="ce1"/>
          <table:table-cell table:number-columns-repeated="4" table:style-name="ce3"/>
          <table:table-cell table:number-columns-repeated="16373"/>
        </table:table-row>
        <table:table-row table:style-name="ro1">
          <table:table-cell office:value-type="float" office:value="1.5131944444510737" table:style-name="ce1">
            <text:p>1.513194444</text:p>
          </table:table-cell>
          <table:table-cell office:value-type="float" office:value="1.4294273737349611E-15" table:style-name="ce1">
            <text:p>1.42943E-15</text:p>
          </table:table-cell>
          <table:table-cell office:value-type="float" office:value="1.1518396642171355E-16" table:style-name="ce1">
            <text:p>1.15184E-16</text:p>
          </table:table-cell>
          <table:table-cell office:value-type="float" office:value="9.609800000000007" table:style-name="ce1">
            <text:p>9.6098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2.4986111111174978" table:style-name="ce1">
            <text:p>2.498611111</text:p>
          </table:table-cell>
          <table:table-cell office:value-type="float" office:value="2.1213052251087147E-15" table:style-name="ce1">
            <text:p>2.12131E-15</text:p>
          </table:table-cell>
          <table:table-cell office:value-type="float" office:value="1.6557044320431083E-16" table:style-name="ce1">
            <text:p>1.6557E-16</text:p>
          </table:table-cell>
          <table:table-cell office:value-type="float" office:value="10.021199999999993" table:style-name="ce1">
            <text:p>10.0212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3.4746527777824667" table:style-name="ce1">
            <text:p>3.474652778</text:p>
          </table:table-cell>
          <table:table-cell office:value-type="float" office:value="2.1536878108757114E-15" table:style-name="ce1">
            <text:p>2.15369E-15</text:p>
          </table:table-cell>
          <table:table-cell office:value-type="float" office:value="1.6542383205799695E-16" table:style-name="ce1">
            <text:p>1.65424E-16</text:p>
          </table:table-cell>
          <table:table-cell office:value-type="float" office:value="9.9879000000000246" table:style-name="ce1">
            <text:p>9.9879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5.4968750000043656" table:style-name="ce1">
            <text:p>5.496875</text:p>
          </table:table-cell>
          <table:table-cell office:value-type="float" office:value="2.235298226255182E-15" table:style-name="ce1">
            <text:p>2.2353E-15</text:p>
          </table:table-cell>
          <table:table-cell office:value-type="float" office:value="1.5755817871595239E-16" table:style-name="ce1">
            <text:p>1.57558E-16</text:p>
          </table:table-cell>
          <table:table-cell office:value-type="float" office:value="9.9720999999999833" table:style-name="ce3">
            <text:p>9.97E+00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7.969097222226992" table:style-name="ce1">
            <text:p>7.969097222</text:p>
          </table:table-cell>
          <table:table-cell office:value-type="float" office:value="2.3951990208118705E-15" table:style-name="ce1">
            <text:p>2.3952E-15</text:p>
          </table:table-cell>
          <table:table-cell office:value-type="float" office:value="1.7517622969847074E-16" table:style-name="ce1">
            <text:p>1.75176E-16</text:p>
          </table:table-cell>
          <table:table-cell office:value-type="float" office:value="9.9639999999999986" table:style-name="ce1">
            <text:p>9.964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9.539236111115315" table:style-name="ce1">
            <text:p>9.539236111</text:p>
          </table:table-cell>
          <table:table-cell office:value-type="float" office:value="2.6432599473889433E-15" table:style-name="ce1">
            <text:p>2.64326E-15</text:p>
          </table:table-cell>
          <table:table-cell office:value-type="float" office:value="1.9853263185823512E-16" table:style-name="ce1">
            <text:p>1.98533E-16</text:p>
          </table:table-cell>
          <table:table-cell office:value-type="float" office:value="9.9468999999999994" table:style-name="ce1">
            <text:p>9.9469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12.554861111115315" table:style-name="ce1">
            <text:p>12.55486111</text:p>
          </table:table-cell>
          <table:table-cell office:value-type="float" office:value="2.4163487778700268E-15" table:style-name="ce1">
            <text:p>2.41635E-15</text:p>
          </table:table-cell>
          <table:table-cell office:value-type="float" office:value="1.6817237970693906E-16" table:style-name="ce1">
            <text:p>1.68172E-16</text:p>
          </table:table-cell>
          <table:table-cell office:value-type="float" office:value="9.9478999999999758" table:style-name="ce1">
            <text:p>9.9479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15.557291666671517" table:style-name="ce1">
            <text:p>15.55729167</text:p>
          </table:table-cell>
          <table:table-cell office:value-type="float" office:value="2.6821395708442893E-15" table:style-name="ce1">
            <text:p>2.68214E-15</text:p>
          </table:table-cell>
          <table:table-cell office:value-type="float" office:value="2.0914201922867324E-16" table:style-name="ce1">
            <text:p>2.09142E-16</text:p>
          </table:table-cell>
          <table:table-cell office:value-type="float" office:value="9.8240000000000123" table:style-name="ce1">
            <text:p>9.824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17.071180555558385" table:style-name="ce1">
            <text:p>17.07118056</text:p>
          </table:table-cell>
          <table:table-cell office:value-type="float" office:value="2.4889542273550775E-15" table:style-name="ce1">
            <text:p>2.48895E-15</text:p>
          </table:table-cell>
          <table:table-cell office:value-type="float" office:value="1.8024229958413497E-16" table:style-name="ce1">
            <text:p>1.80242E-16</text:p>
          </table:table-cell>
          <table:table-cell office:value-type="float" office:value="9.9682999999999993" table:style-name="ce1">
            <text:p>9.9683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19.479861111114587" table:style-name="ce1">
            <text:p>19.47986111</text:p>
          </table:table-cell>
          <table:table-cell office:value-type="float" office:value="2.454343367780551E-15" table:style-name="ce1">
            <text:p>2.45434E-15</text:p>
          </table:table-cell>
          <table:table-cell office:value-type="float" office:value="1.7359769867304856E-16" table:style-name="ce1">
            <text:p>1.73598E-16</text:p>
          </table:table-cell>
          <table:table-cell office:value-type="float" office:value="9.9168000000000234" table:style-name="ce1">
            <text:p>9.9168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21.988888888892689" table:style-name="ce1">
            <text:p>21.98888889</text:p>
          </table:table-cell>
          <table:table-cell office:value-type="float" office:value="2.5761755621930806E-15" table:style-name="ce1">
            <text:p>2.57618E-15</text:p>
          </table:table-cell>
          <table:table-cell office:value-type="float" office:value="1.8689225528347453E-16" table:style-name="ce1">
            <text:p>1.86892E-16</text:p>
          </table:table-cell>
          <table:table-cell office:value-type="float" office:value="9.9142999999999972" table:style-name="ce1">
            <text:p>9.9143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23.982638888890506" table:style-name="ce1">
            <text:p>23.98263889</text:p>
          </table:table-cell>
          <table:table-cell office:value-type="float" office:value="2.4503028200855112E-15" table:style-name="ce1">
            <text:p>2.4503E-15</text:p>
          </table:table-cell>
          <table:table-cell office:value-type="float" office:value="1.7780130677309543E-16" table:style-name="ce1">
            <text:p>1.77801E-16</text:p>
          </table:table-cell>
          <table:table-cell office:value-type="float" office:value="9.9163000000000068" table:style-name="ce1">
            <text:p>9.9163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26.457638888892689" table:style-name="ce1">
            <text:p>26.45763889</text:p>
          </table:table-cell>
          <table:table-cell office:value-type="float" office:value="2.5283379146458349E-15" table:style-name="ce1">
            <text:p>2.52834E-15</text:p>
          </table:table-cell>
          <table:table-cell office:value-type="float" office:value="1.7878601565600299E-16" table:style-name="ce1">
            <text:p>1.78786E-16</text:p>
          </table:table-cell>
          <table:table-cell office:value-type="float" office:value="9.9168999999999699" table:style-name="ce1">
            <text:p>9.9169</text:p>
          </table:table-cell>
          <table:table-cell table:number-columns-repeated="3" table:style-name="ce1"/>
          <table:table-cell table:style-name="ce3"/>
          <table:table-cell table:number-columns-repeated="16376" table:style-name="ce1"/>
        </table:table-row>
        <table:table-row table:style-name="ro1">
          <table:table-cell office:value-type="float" office:value="29.074652777781012" table:style-name="ce1">
            <text:p>29.07465278</text:p>
          </table:table-cell>
          <table:table-cell office:value-type="float" office:value="2.5543487100510231E-15" table:style-name="ce1">
            <text:p>2.55435E-15</text:p>
          </table:table-cell>
          <table:table-cell office:value-type="float" office:value="1.842648842380655E-16" table:style-name="ce1">
            <text:p>1.84265E-16</text:p>
          </table:table-cell>
          <table:table-cell office:value-type="float" office:value="9.9163000000000068" table:style-name="ce1">
            <text:p>9.9163</text:p>
          </table:table-cell>
          <table:table-cell table:number-columns-repeated="3" table:style-name="ce1"/>
          <table:table-cell table:style-name="ce3"/>
          <table:table-cell table:number-columns-repeated="16376"/>
        </table:table-row>
        <table:table-row table:style-name="ro1">
          <table:table-cell office:value-type="float" office:value="31.176736111112405" table:style-name="ce1">
            <text:p>31.17673611</text:p>
          </table:table-cell>
          <table:table-cell office:value-type="float" office:value="2.6390523069031606E-15" table:style-name="ce1">
            <text:p>2.63905E-15</text:p>
          </table:table-cell>
          <table:table-cell office:value-type="float" office:value="1.9085432302159828E-16" table:style-name="ce1">
            <text:p>1.90854E-16</text:p>
          </table:table-cell>
          <table:table-cell office:value-type="float" office:value="10.057999999999993" table:style-name="ce1">
            <text:p>10.058</text:p>
          </table:table-cell>
          <table:table-cell table:number-columns-repeated="3" table:style-name="ce1"/>
          <table:table-cell table:style-name="ce3"/>
          <table:table-cell table:number-columns-repeated="16376"/>
        </table:table-row>
        <table:table-row table:style-name="ro1">
          <table:table-cell office:value-type="float" office:value="33.558680555557657" table:style-name="ce1">
            <text:p>33.55868056</text:p>
          </table:table-cell>
          <table:table-cell office:value-type="float" office:value="2.7120351353157217E-15" table:style-name="ce1">
            <text:p>2.71204E-15</text:p>
          </table:table-cell>
          <table:table-cell office:value-type="float" office:value="1.9199094301286455E-16" table:style-name="ce1">
            <text:p>1.91991E-16</text:p>
          </table:table-cell>
          <table:table-cell office:value-type="float" office:value="9.7668000000000177" table:style-name="ce1">
            <text:p>9.7668</text:p>
          </table:table-cell>
          <table:table-cell table:number-columns-repeated="3" table:style-name="ce1"/>
          <table:table-cell table:style-name="ce3"/>
          <table:table-cell table:number-columns-repeated="16376"/>
        </table:table-row>
        <table:table-row table:style-name="ro1">
          <table:table-cell office:value-type="float" office:value="35.992361111115315" table:style-name="ce1">
            <text:p>35.99236111</text:p>
          </table:table-cell>
          <table:table-cell office:value-type="float" office:value="2.6950383624960585E-15" table:style-name="ce1">
            <text:p>2.69504E-15</text:p>
          </table:table-cell>
          <table:table-cell office:value-type="float" office:value="1.9506948782678004E-16" table:style-name="ce1">
            <text:p>1.95069E-16</text:p>
          </table:table-cell>
          <table:table-cell office:value-type="float" office:value="9.9042999999999779" table:style-name="ce1">
            <text:p>9.9043</text:p>
          </table:table-cell>
          <table:table-cell table:number-columns-repeated="16380" table:style-name="ce1"/>
        </table:table-row>
        <table:table-row table:style-name="ro1">
          <table:table-cell office:value-type="float" office:value="38.006944444448891" table:style-name="ce1">
            <text:p>38.00694444</text:p>
          </table:table-cell>
          <table:table-cell office:value-type="float" office:value="2.6745483016353208E-15" table:style-name="ce1">
            <text:p>2.67455E-15</text:p>
          </table:table-cell>
          <table:table-cell office:value-type="float" office:value="1.9327809940352677E-16" table:style-name="ce1">
            <text:p>1.93278E-16</text:p>
          </table:table-cell>
          <table:table-cell office:value-type="float" office:value="9.9733000000000231" table:style-name="ce1">
            <text:p>9.9733</text:p>
          </table:table-cell>
          <table:table-cell table:number-columns-repeated="16380" table:style-name="ce1"/>
        </table:table-row>
        <table:table-row table:style-name="ro1">
          <table:table-cell office:value-type="float" office:value="40.481944444447436" table:style-name="ce1">
            <text:p>40.48194444</text:p>
          </table:table-cell>
          <table:table-cell office:value-type="float" office:value="2.6435177622915151E-15" table:style-name="ce1">
            <text:p>2.64352E-15</text:p>
          </table:table-cell>
          <table:table-cell office:value-type="float" office:value="1.8673196245885755E-16" table:style-name="ce1">
            <text:p>1.86732E-16</text:p>
          </table:table-cell>
          <table:table-cell office:value-type="float" office:value="9.9020000000000152" table:style-name="ce1">
            <text:p>9.902</text:p>
          </table:table-cell>
          <table:table-cell table:number-columns-repeated="16380" table:style-name="ce1"/>
        </table:table-row>
        <table:table-row table:style-name="ro1">
          <table:table-cell office:value-type="float" office:value="43.007986111115315" table:style-name="ce1">
            <text:p>43.00798611</text:p>
          </table:table-cell>
          <table:table-cell office:value-type="float" office:value="2.5906439149778463E-15" table:style-name="ce1">
            <text:p>2.59064E-15</text:p>
          </table:table-cell>
          <table:table-cell office:value-type="float" office:value="1.8829065975467114E-16" table:style-name="ce1">
            <text:p>1.88291E-16</text:p>
          </table:table-cell>
          <table:table-cell office:value-type="float" office:value="9.8625000000000114" table:style-name="ce1">
            <text:p>9.8625</text:p>
          </table:table-cell>
          <table:table-cell table:number-columns-repeated="16380" table:style-name="ce1"/>
        </table:table-row>
        <table:table-row table:style-name="ro1">
          <table:table-cell office:value-type="float" office:value="45.042013888894871" table:style-name="ce1">
            <text:p>45.04201389</text:p>
          </table:table-cell>
          <table:table-cell office:value-type="float" office:value="2.7143651042342358E-15" table:style-name="ce1">
            <text:p>2.71437E-15</text:p>
          </table:table-cell>
          <table:table-cell office:value-type="float" office:value="1.955922160744151E-16" table:style-name="ce1">
            <text:p>1.95592E-16</text:p>
          </table:table-cell>
          <table:table-cell office:value-type="float" office:value="9.9827999999999975" table:style-name="ce1">
            <text:p>9.9828</text:p>
          </table:table-cell>
          <table:table-cell table:number-columns-repeated="16380" table:style-name="ce1"/>
        </table:table-row>
        <table:table-row table:style-name="ro1">
          <table:table-cell office:value-type="float" office:value="47.632291666672245" table:style-name="ce1">
            <text:p>47.63229167</text:p>
          </table:table-cell>
          <table:table-cell office:value-type="float" office:value="2.8024191671134239E-15" table:style-name="ce1">
            <text:p>2.80242E-15</text:p>
          </table:table-cell>
          <table:table-cell office:value-type="float" office:value="1.9725763454203911E-16" table:style-name="ce1">
            <text:p>1.97258E-16</text:p>
          </table:table-cell>
          <table:table-cell office:value-type="float" office:value="9.9170000000000016" table:style-name="ce1">
            <text:p>9.917</text:p>
          </table:table-cell>
          <table:table-cell table:number-columns-repeated="16380" table:style-name="ce1"/>
        </table:table-row>
        <table:table-row table:style-name="ro1">
          <table:table-cell office:value-type="float" office:value="50.176736111116043" table:style-name="ce1">
            <text:p>50.17673611</text:p>
          </table:table-cell>
          <table:table-cell office:value-type="float" office:value="2.588845505497904E-15" table:style-name="ce1">
            <text:p>2.58885E-15</text:p>
          </table:table-cell>
          <table:table-cell office:value-type="float" office:value="1.8971258577962034E-16" table:style-name="ce1">
            <text:p>1.89713E-16</text:p>
          </table:table-cell>
          <table:table-cell office:value-type="float" office:value="9.8855000000000075" table:style-name="ce1">
            <text:p>9.8855</text:p>
          </table:table-cell>
          <table:table-cell table:number-columns-repeated="16380" table:style-name="ce1"/>
        </table:table-row>
        <table:table-row table:style-name="ro1">
          <table:table-cell office:value-type="float" office:value="53.562152777780284" table:style-name="ce1">
            <text:p>53.56215278</text:p>
          </table:table-cell>
          <table:table-cell office:value-type="float" office:value="2.5834864644770641E-15" table:style-name="ce1">
            <text:p>2.58349E-15</text:p>
          </table:table-cell>
          <table:table-cell office:value-type="float" office:value="1.8007049349803891E-16" table:style-name="ce1">
            <text:p>1.8007E-16</text:p>
          </table:table-cell>
          <table:table-cell office:value-type="float" office:value="9.9598000000000013" table:style-name="ce1">
            <text:p>9.9598</text:p>
          </table:table-cell>
          <table:table-cell table:number-columns-repeated="16380" table:style-name="ce1"/>
        </table:table-row>
        <table:table-row table:style-name="ro1">
          <table:table-cell office:value-type="float" office:value="57.074652777781012" table:style-name="ce1">
            <text:p>57.07465278</text:p>
          </table:table-cell>
          <table:table-cell office:value-type="float" office:value="2.4722169522597689E-15" table:style-name="ce1">
            <text:p>2.47222E-15</text:p>
          </table:table-cell>
          <table:table-cell office:value-type="float" office:value="1.8218413452025646E-16" table:style-name="ce1">
            <text:p>1.82184E-16</text:p>
          </table:table-cell>
          <table:table-cell office:value-type="float" office:value="9.9607000000000028" table:style-name="ce1">
            <text:p>9.9607</text:p>
          </table:table-cell>
          <table:table-cell table:number-columns-repeated="16380" table:style-name="ce1"/>
        </table:table-row>
        <table:table-row table:style-name="ro1">
          <table:table-cell office:value-type="float" office:value="59.156597222226992" table:style-name="ce1">
            <text:p>59.15659722</text:p>
          </table:table-cell>
          <table:table-cell office:value-type="float" office:value="2.464101039976825E-15" table:style-name="ce1">
            <text:p>2.4641E-15</text:p>
          </table:table-cell>
          <table:table-cell office:value-type="float" office:value="1.7882436355399974E-16" table:style-name="ce1">
            <text:p>1.78824E-16</text:p>
          </table:table-cell>
          <table:table-cell office:value-type="float" office:value="10.02660000000003" table:style-name="ce1">
            <text:p>10.0266</text:p>
          </table:table-cell>
          <table:table-cell table:number-columns-repeated="16380" table:style-name="ce1"/>
        </table:table-row>
        <table:table-row table:style-name="ro1">
          <table:table-cell office:value-type="float" office:value="62.539583333335031" table:style-name="ce1">
            <text:p>62.53958333</text:p>
          </table:table-cell>
          <table:table-cell office:value-type="float" office:value="2.5440014112663415E-15" table:style-name="ce1">
            <text:p>2.544E-15</text:p>
          </table:table-cell>
          <table:table-cell office:value-type="float" office:value="1.7734572558509273E-16" table:style-name="ce1">
            <text:p>1.77346E-16</text:p>
          </table:table-cell>
          <table:table-cell office:value-type="float" office:value="9.9033000000000015" table:style-name="ce1">
            <text:p>9.9033</text:p>
          </table:table-cell>
          <table:table-cell table:number-columns-repeated="16380" table:style-name="ce1"/>
        </table:table-row>
        <table:table-row table:style-name="ro1">
          <table:table-cell office:value-type="float" office:value="65.933680555557657" table:style-name="ce1">
            <text:p>65.93368056</text:p>
          </table:table-cell>
          <table:table-cell office:value-type="float" office:value="2.6214802180437974E-15" table:style-name="ce1">
            <text:p>2.62148E-15</text:p>
          </table:table-cell>
          <table:table-cell office:value-type="float" office:value="1.9340598607390889E-16" table:style-name="ce1">
            <text:p>1.93406E-16</text:p>
          </table:table-cell>
          <table:table-cell office:value-type="float" office:value="9.8861999999999739" table:style-name="ce1">
            <text:p>9.8862</text:p>
          </table:table-cell>
          <table:table-cell table:number-columns-repeated="16380" table:style-name="ce1"/>
        </table:table-row>
        <table:table-row table:style-name="ro1">
          <table:table-cell office:value-type="float" office:value="68.443402777782467" table:style-name="ce1">
            <text:p>68.44340278</text:p>
          </table:table-cell>
          <table:table-cell office:value-type="float" office:value="2.5753547076367264E-15" table:style-name="ce1">
            <text:p>2.57535E-15</text:p>
          </table:table-cell>
          <table:table-cell office:value-type="float" office:value="1.8246225775285859E-16" table:style-name="ce1">
            <text:p>1.82462E-16</text:p>
          </table:table-cell>
          <table:table-cell office:value-type="float" office:value="9.9816000000000145" table:style-name="ce1">
            <text:p>9.9816</text:p>
          </table:table-cell>
          <table:table-cell table:number-columns-repeated="16380" table:style-name="ce1"/>
        </table:table-row>
        <table:table-row table:style-name="ro1">
          <table:table-cell office:value-type="float" office:value="71.002083333336486" table:style-name="ce1">
            <text:p>71.00208333</text:p>
          </table:table-cell>
          <table:table-cell office:value-type="float" office:value="2.5498714732771573E-15" table:style-name="ce1">
            <text:p>2.54987E-15</text:p>
          </table:table-cell>
          <table:table-cell office:value-type="float" office:value="1.8518549247034897E-16" table:style-name="ce1">
            <text:p>1.85185E-16</text:p>
          </table:table-cell>
          <table:table-cell office:value-type="float" office:value="9.9951999999999828" table:style-name="ce1">
            <text:p>9.9952</text:p>
          </table:table-cell>
          <table:table-cell table:number-columns-repeated="16380"/>
        </table:table-row>
        <table:table-row table:style-name="ro1">
          <table:table-cell office:value-type="float" office:value="74.521875000002183" table:style-name="ce1">
            <text:p>74.521875</text:p>
          </table:table-cell>
          <table:table-cell office:value-type="float" office:value="2.4907874958063638E-15" table:style-name="ce1">
            <text:p>2.49079E-15</text:p>
          </table:table-cell>
          <table:table-cell office:value-type="float" office:value="1.7376004689135864E-16" table:style-name="ce1">
            <text:p>1.7376E-16</text:p>
          </table:table-cell>
          <table:table-cell office:value-type="float" office:value="9.913299999999964" table:style-name="ce1">
            <text:p>9.9133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Makk" table:style-name="ta1"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4">
            <text:p>Time</text:p>
          </table:table-cell>
          <table:table-cell office:value-type="string" table:style-name="ce4">
            <text:p>Accu</text:p>
          </table:table-cell>
          <table:table-cell office:value-type="string" table:style-name="ce4">
            <text:p>U(Accu)</text:p>
          </table:table-cell>
          <table:table-cell office:value-type="string" table:style-name="ce4">
            <text:p>Zeit_s</text:p>
          </table:table-cell>
          <table:table-cell office:value-type="string" table:style-name="ce1">
            <text:p>Acum</text:p>
          </table:table-cell>
          <table:table-cell office:value-type="string" table:style-name="ce1">
            <text:p>u(Acum)</text:p>
          </table:table-cell>
          <table:table-cell office:value-type="string" table:style-name="ce1">
            <text:p>Acum_m</text:p>
          </table:table-cell>
          <table:table-cell office:value-type="string" table:style-name="ce1">
            <text:p>U(Acum_m)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d</text:p>
          </table:table-cell>
          <table:table-cell office:value-type="string" table:style-name="ce4">
            <text:p>mol</text:p>
          </table:table-cell>
          <table:table-cell office:value-type="string" table:style-name="ce4">
            <text:p>mol</text:p>
          </table:table-cell>
          <table:table-cell office:value-type="string" table:style-name="ce4">
            <text:p>(s)</text:p>
          </table:table-cell>
          <table:table-cell office:value-type="string" table:style-name="ce1">
            <text:p>(Bq)</text:p>
          </table:table-cell>
          <table:table-cell office:value-type="string" table:style-name="ce1">
            <text:p>(Bq)</text:p>
          </table:table-cell>
          <table:table-cell office:value-type="string" table:style-name="ce1">
            <text:p>(mol)</text:p>
          </table:table-cell>
          <table:table-cell office:value-type="string" table:style-name="ce1">
            <text:p>(mol)</text:p>
          </table:table-cell>
          <table:table-cell table:number-columns-repeated="16376"/>
        </table:table-row>
        <table:table-row table:style-name="ro1">
          <table:table-cell office:value-type="float" office:value="0.99305555556202307" table:style-name="ce1">
            <text:p>0.993055556</text:p>
          </table:table-cell>
          <table:table-cell office:value-type="float" office:value="6.7755798196167242E-16" table:style-name="ce1">
            <text:p>6.77558E-16</text:p>
          </table:table-cell>
          <table:table-cell office:value-type="float" office:value="9.3625211023253622E-17" table:style-name="ce1">
            <text:p>9.36252E-17</text:p>
          </table:table-cell>
          <table:table-cell office:value-type="float" office:value="85800.000000558794" table:style-name="ce5">
            <text:p>85800.00</text:p>
          </table:table-cell>
          <table:table-cell office:value-type="float" office:value="0.72566459868095112" table:style-name="ce1">
            <text:p>0.725664599</text:p>
          </table:table-cell>
          <table:table-cell office:value-type="float" office:value="0.10017897579488137" table:style-name="ce1">
            <text:p>0.100178976</text:p>
          </table:table-cell>
          <table:table-cell office:value-type="float" office:value="6.7755798196167242E-16" table:formula="of:=[.E3]/1071000000000000" table:style-name="ce1">
            <text:p>6.77558E-16</text:p>
          </table:table-cell>
          <table:table-cell office:value-type="float" office:value="9.3537792525566171E-17" table:formula="of:=[.F3]/1071000000000000" table:style-name="ce1">
            <text:p>9.35378E-17</text:p>
          </table:table-cell>
          <table:table-cell table:number-columns-repeated="16376"/>
        </table:table-row>
        <table:table-row table:style-name="ro1">
          <table:table-cell office:value-type="float" office:value="2.0333333333401242" table:style-name="ce1">
            <text:p>2.033333333</text:p>
          </table:table-cell>
          <table:table-cell office:value-type="float" office:value="3.197841244735174E-15" table:style-name="ce1">
            <text:p>3.19784E-15</text:p>
          </table:table-cell>
          <table:table-cell office:value-type="float" office:value="2.2380035445382781E-16" table:style-name="ce1">
            <text:p>2.238E-16</text:p>
          </table:table-cell>
          <table:table-cell office:value-type="float" office:value="175680.00000058673" table:style-name="ce5">
            <text:p>175680.00</text:p>
          </table:table-cell>
          <table:table-cell office:value-type="float" office:value="3.4248879731113715" table:style-name="ce1">
            <text:p>3.424887973</text:p>
          </table:table-cell>
          <table:table-cell office:value-type="float" office:value="0.23946637926559577" table:style-name="ce1">
            <text:p>0.239466379</text:p>
          </table:table-cell>
          <table:table-cell office:value-type="float" office:value="3.197841244735174E-15" table:formula="of:=[.E4]/1071000000000000" table:style-name="ce1">
            <text:p>3.19784E-15</text:p>
          </table:table-cell>
          <table:table-cell office:value-type="float" office:value="2.2359139053743772E-16" table:formula="of:=[.F4]/1071000000000000" table:style-name="ce1">
            <text:p>2.23591E-16</text:p>
          </table:table-cell>
          <table:table-cell table:number-columns-repeated="16376"/>
        </table:table-row>
        <table:table-row table:style-name="ro1">
          <table:table-cell office:value-type="float" office:value="2.9638888888948713" table:style-name="ce1">
            <text:p>2.963888889</text:p>
          </table:table-cell>
          <table:table-cell office:value-type="float" office:value="6.5435135960319159E-15" table:style-name="ce1">
            <text:p>6.54351E-15</text:p>
          </table:table-cell>
          <table:table-cell office:value-type="float" office:value="3.44100231491728E-16" table:style-name="ce1">
            <text:p>3.441E-16</text:p>
          </table:table-cell>
          <table:table-cell office:value-type="float" office:value="256080.00000051688" table:style-name="ce5">
            <text:p>256080.00</text:p>
          </table:table-cell>
          <table:table-cell office:value-type="float" office:value="7.008103061350182" table:style-name="ce1">
            <text:p>7.008103061</text:p>
          </table:table-cell>
          <table:table-cell office:value-type="float" office:value="0.36818724769614897" table:style-name="ce1">
            <text:p>0.368187248</text:p>
          </table:table-cell>
          <table:table-cell office:value-type="float" office:value="6.5435135960319159E-15" table:formula="of:=[.E5]/1071000000000000" table:style-name="ce1">
            <text:p>6.54351E-15</text:p>
          </table:table-cell>
          <table:table-cell office:value-type="float" office:value="3.4377894276017646E-16" table:formula="of:=[.F5]/1071000000000000" table:style-name="ce1">
            <text:p>3.43779E-16</text:p>
          </table:table-cell>
          <table:table-cell table:number-columns-repeated="16376"/>
        </table:table-row>
        <table:table-row table:style-name="ro1">
          <table:table-cell office:value-type="float" office:value="3.9854166666700621" table:style-name="ce1">
            <text:p>3.985416667</text:p>
          </table:table-cell>
          <table:table-cell office:value-type="float" office:value="1.0272328880482764E-14" table:style-name="ce1">
            <text:p>1.02723E-14</text:p>
          </table:table-cell>
          <table:table-cell office:value-type="float" office:value="4.478708608536934E-16" table:style-name="ce1">
            <text:p>4.47871E-16</text:p>
          </table:table-cell>
          <table:table-cell office:value-type="float" office:value="344340.00000029337" table:style-name="ce5">
            <text:p>344340.00</text:p>
          </table:table-cell>
          <table:table-cell office:value-type="float" office:value="11.00166423099704" table:style-name="ce1">
            <text:p>11.00166423</text:p>
          </table:table-cell>
          <table:table-cell office:value-type="float" office:value="0.47922182111345191" table:style-name="ce1">
            <text:p>0.479221821</text:p>
          </table:table-cell>
          <table:table-cell office:value-type="float" office:value="1.0272328880482764E-14" table:formula="of:=[.E6]/1071000000000000" table:style-name="ce1">
            <text:p>1.02723E-14</text:p>
          </table:table-cell>
          <table:table-cell office:value-type="float" office:value="4.4745268077819976E-16" table:formula="of:=[.F6]/1071000000000000" table:style-name="ce1">
            <text:p>4.47453E-16</text:p>
          </table:table-cell>
          <table:table-cell table:number-columns-repeated="16376"/>
        </table:table-row>
        <table:table-row table:style-name="ro1">
          <table:table-cell office:value-type="float" office:value="7.008333333338669" table:style-name="ce1">
            <text:p>7.008333333</text:p>
          </table:table-cell>
          <table:table-cell office:value-type="float" office:value="2.1724810091159381E-14" table:style-name="ce1">
            <text:p>2.17248E-14</text:p>
          </table:table-cell>
          <table:table-cell office:value-type="float" office:value="9.2382384705026506E-16" table:style-name="ce1">
            <text:p>9.23824E-16</text:p>
          </table:table-cell>
          <table:table-cell office:value-type="float" office:value="605520.000000461" table:style-name="ce5">
            <text:p>605520.00</text:p>
          </table:table-cell>
          <table:table-cell office:value-type="float" office:value="23.267271607631695" table:style-name="ce1">
            <text:p>23.26727161</text:p>
          </table:table-cell>
          <table:table-cell office:value-type="float" office:value="0.98849151634378352" table:style-name="ce1">
            <text:p>0.988491516</text:p>
          </table:table-cell>
          <table:table-cell office:value-type="float" office:value="2.1724810091159381E-14" table:formula="of:=[.E7]/1071000000000000" table:style-name="ce1">
            <text:p>2.17248E-14</text:p>
          </table:table-cell>
          <table:table-cell office:value-type="float" office:value="9.2296126642743561E-16" table:formula="of:=[.F7]/1071000000000000" table:style-name="ce1">
            <text:p>9.22961E-16</text:p>
          </table:table-cell>
          <table:table-cell table:number-columns-repeated="16376"/>
        </table:table-row>
        <table:table-row table:style-name="ro1">
          <table:table-cell office:value-type="float" office:value="8.929861111115315" table:style-name="ce1">
            <text:p>8.929861111</text:p>
          </table:table-cell>
          <table:table-cell office:value-type="float" office:value="2.9525377817854466E-14" table:style-name="ce1">
            <text:p>2.95254E-14</text:p>
          </table:table-cell>
          <table:table-cell office:value-type="float" office:value="1.0860642687572713E-15" table:style-name="ce1">
            <text:p>1.08606E-15</text:p>
          </table:table-cell>
          <table:table-cell office:value-type="float" office:value="771540.00000036322" table:style-name="ce5">
            <text:p>771540.00</text:p>
          </table:table-cell>
          <table:table-cell office:value-type="float" office:value="31.621679642922132" table:style-name="ce1">
            <text:p>31.62167964</text:p>
          </table:table-cell>
          <table:table-cell office:value-type="float" office:value="1.1620887675702802" table:style-name="ce1">
            <text:p>1.162088768</text:p>
          </table:table-cell>
          <table:table-cell office:value-type="float" office:value="2.9525377817854466E-14" table:formula="of:=[.E8]/1071000000000000" table:style-name="ce1">
            <text:p>2.95254E-14</text:p>
          </table:table-cell>
          <table:table-cell office:value-type="float" office:value="1.0850502031468536E-15" table:formula="of:=[.F8]/1071000000000000" table:style-name="ce1">
            <text:p>1.08505E-15</text:p>
          </table:table-cell>
          <table:table-cell table:number-columns-repeated="16376"/>
        </table:table-row>
        <table:table-row table:style-name="ro1">
          <table:table-cell office:value-type="float" office:value="10.148611111115315" table:style-name="ce1">
            <text:p>10.14861111</text:p>
          </table:table-cell>
          <table:table-cell office:value-type="float" office:value="3.4985375311430002E-14" table:style-name="ce1">
            <text:p>3.49854E-14</text:p>
          </table:table-cell>
          <table:table-cell office:value-type="float" office:value="1.1610460792379658E-15" table:style-name="ce1">
            <text:p>1.16105E-15</text:p>
          </table:table-cell>
          <table:table-cell office:value-type="float" office:value="876840.00000036322" table:style-name="ce5">
            <text:p>876840.00</text:p>
          </table:table-cell>
          <table:table-cell office:value-type="float" office:value="37.469336958541533" table:style-name="ce1">
            <text:p>37.46933696</text:p>
          </table:table-cell>
          <table:table-cell office:value-type="float" office:value="1.2423193047846235" table:style-name="ce1">
            <text:p>1.242319305</text:p>
          </table:table-cell>
          <table:table-cell office:value-type="float" office:value="3.4985375311430002E-14" table:formula="of:=[.E9]/1071000000000000" table:style-name="ce1">
            <text:p>3.49854E-14</text:p>
          </table:table-cell>
          <table:table-cell office:value-type="float" office:value="1.1599620026000219E-15" table:formula="of:=[.F9]/1071000000000000" table:style-name="ce1">
            <text:p>1.15996E-15</text:p>
          </table:table-cell>
          <table:table-cell table:number-columns-repeated="16376"/>
        </table:table-row>
        <table:table-row table:style-name="ro1">
          <table:table-cell office:value-type="float" office:value="14.961111111115315" table:style-name="ce1">
            <text:p>14.96111111</text:p>
          </table:table-cell>
          <table:table-cell office:value-type="float" office:value="5.4694543827883028E-14" table:style-name="ce1">
            <text:p>5.46945E-14</text:p>
          </table:table-cell>
          <table:table-cell office:value-type="float" office:value="1.7980945583999696E-15" table:style-name="ce1">
            <text:p>1.79809E-15</text:p>
          </table:table-cell>
          <table:table-cell office:value-type="float" office:value="1292640.0000003632" table:style-name="ce5">
            <text:p>1292640.00</text:p>
          </table:table-cell>
          <table:table-cell office:value-type="float" office:value="58.577856439662725" table:style-name="ce1">
            <text:p>58.57785644</text:p>
          </table:table-cell>
          <table:table-cell office:value-type="float" office:value="1.9239611774879675" table:style-name="ce1">
            <text:p>1.923961177</text:p>
          </table:table-cell>
          <table:table-cell office:value-type="float" office:value="5.4694543827883028E-14" table:formula="of:=[.E10]/1071000000000000" table:style-name="ce1">
            <text:p>5.46945E-14</text:p>
          </table:table-cell>
          <table:table-cell office:value-type="float" office:value="1.7964156652548716E-15" table:formula="of:=[.F10]/1071000000000000" table:style-name="ce1">
            <text:p>1.79642E-15</text:p>
          </table:table-cell>
          <table:table-cell table:number-columns-repeated="16376"/>
        </table:table-row>
        <table:table-row table:style-name="ro1">
          <table:table-cell office:value-type="float" office:value="16.15347222222772" table:style-name="ce1">
            <text:p>16.15347222</text:p>
          </table:table-cell>
          <table:table-cell office:value-type="float" office:value="6.0114891150734398E-14" table:style-name="ce1">
            <text:p>6.01149E-14</text:p>
          </table:table-cell>
          <table:table-cell office:value-type="float" office:value="1.8471914342557721E-15" table:style-name="ce1">
            <text:p>1.84719E-15</text:p>
          </table:table-cell>
          <table:table-cell office:value-type="float" office:value="1395660.000000475" table:style-name="ce5">
            <text:p>1395660.00</text:p>
          </table:table-cell>
          <table:table-cell office:value-type="float" office:value="64.383048422436545" table:style-name="ce1">
            <text:p>64.38304842</text:p>
          </table:table-cell>
          <table:table-cell office:value-type="float" office:value="1.9764948346536761" table:style-name="ce1">
            <text:p>1.976494835</text:p>
          </table:table-cell>
          <table:table-cell office:value-type="float" office:value="6.0114891150734398E-14" table:formula="of:=[.E11]/1071000000000000" table:style-name="ce1">
            <text:p>6.01149E-14</text:p>
          </table:table-cell>
          <table:table-cell office:value-type="float" office:value="1.8454666990230401E-15" table:formula="of:=[.F11]/1071000000000000" table:style-name="ce1">
            <text:p>1.84547E-15</text:p>
          </table:table-cell>
          <table:table-cell table:number-columns-repeated="16376"/>
        </table:table-row>
        <table:table-row table:style-name="ro1">
          <table:table-cell office:value-type="float" office:value="17.988888888889051" table:style-name="ce1">
            <text:p>17.98888889</text:p>
          </table:table-cell>
          <table:table-cell office:value-type="float" office:value="6.7857539233985329E-14" table:style-name="ce1">
            <text:p>6.78575E-14</text:p>
          </table:table-cell>
          <table:table-cell office:value-type="float" office:value="1.9305664493900922E-15" table:style-name="ce1">
            <text:p>1.93057E-15</text:p>
          </table:table-cell>
          <table:table-cell office:value-type="float" office:value="1554240.000000014" table:style-name="ce5">
            <text:p>1554240.00</text:p>
          </table:table-cell>
          <table:table-cell office:value-type="float" office:value="72.67542451959828" table:style-name="ce1">
            <text:p>72.67542452</text:p>
          </table:table-cell>
          <table:table-cell office:value-type="float" office:value="2.0657061008473985" table:style-name="ce1">
            <text:p>2.065706101</text:p>
          </table:table-cell>
          <table:table-cell office:value-type="float" office:value="6.7857539233985329E-14" table:formula="of:=[.E12]/1071000000000000" table:style-name="ce1">
            <text:p>6.78575E-14</text:p>
          </table:table-cell>
          <table:table-cell office:value-type="float" office:value="1.9287638663374402E-15" table:formula="of:=[.F12]/1071000000000000" table:style-name="ce1">
            <text:p>1.92876E-15</text:p>
          </table:table-cell>
          <table:table-cell table:number-columns-repeated="16376"/>
        </table:table-row>
        <table:table-row table:style-name="ro1">
          <table:table-cell office:value-type="float" office:value="20.970833333340124" table:style-name="ce1">
            <text:p>20.97083333</text:p>
          </table:table-cell>
          <table:table-cell office:value-type="float" office:value="8.0261854873137981E-14" table:style-name="ce1">
            <text:p>8.02619E-14</text:p>
          </table:table-cell>
          <table:table-cell office:value-type="float" office:value="2.1209195459934573E-15" table:style-name="ce1">
            <text:p>2.12092E-15</text:p>
          </table:table-cell>
          <table:table-cell office:value-type="float" office:value="1811880.0000005867" table:style-name="ce5">
            <text:p>1811880.00</text:p>
          </table:table-cell>
          <table:table-cell office:value-type="float" office:value="85.960446569130781" table:style-name="ce1">
            <text:p>85.96044657</text:p>
          </table:table-cell>
          <table:table-cell office:value-type="float" office:value="2.2693839142129995" table:style-name="ce1">
            <text:p>2.269383914</text:p>
          </table:table-cell>
          <table:table-cell office:value-type="float" office:value="8.0261854873137981E-14" table:formula="of:=[.E13]/1071000000000000" table:style-name="ce1">
            <text:p>8.02619E-14</text:p>
          </table:table-cell>
          <table:table-cell office:value-type="float" office:value="2.1189392289570488E-15" table:formula="of:=[.F13]/1071000000000000" table:style-name="ce1">
            <text:p>2.11894E-15</text:p>
          </table:table-cell>
          <table:table-cell table:number-columns-repeated="16376"/>
        </table:table-row>
        <table:table-row table:style-name="ro1">
          <table:table-cell office:value-type="float" office:value="23.006944444445253" table:style-name="ce1">
            <text:p>23.00694444</text:p>
          </table:table-cell>
          <table:table-cell office:value-type="float" office:value="8.9152123206605341E-14" table:style-name="ce1">
            <text:p>8.91521E-14</text:p>
          </table:table-cell>
          <table:table-cell office:value-type="float" office:value="2.2169905383314173E-15" table:style-name="ce1">
            <text:p>2.21699E-15</text:p>
          </table:table-cell>
          <table:table-cell office:value-type="float" office:value="1987800.0000000698" table:style-name="ce5">
            <text:p>1987800.00</text:p>
          </table:table-cell>
          <table:table-cell office:value-type="float" office:value="95.481923954274322" table:style-name="ce1">
            <text:p>95.48192395</text:p>
          </table:table-cell>
          <table:table-cell office:value-type="float" office:value="2.3721798760146164" table:style-name="ce1">
            <text:p>2.372179876</text:p>
          </table:table-cell>
          <table:table-cell office:value-type="float" office:value="8.9152123206605341E-14" table:formula="of:=[.E14]/1071000000000000" table:style-name="ce1">
            <text:p>8.91521E-14</text:p>
          </table:table-cell>
          <table:table-cell office:value-type="float" office:value="2.2149205191546373E-15" table:formula="of:=[.F14]/1071000000000000" table:style-name="ce1">
            <text:p>2.21492E-15</text:p>
          </table:table-cell>
          <table:table-cell table:number-columns-repeated="16376"/>
        </table:table-row>
        <table:table-row table:style-name="ro1">
          <table:table-cell office:value-type="float" office:value="24.958333333335759" table:style-name="ce1">
            <text:p>24.95833333</text:p>
          </table:table-cell>
          <table:table-cell office:value-type="float" office:value="9.725616229390966E-14" table:style-name="ce1">
            <text:p>9.72562E-14</text:p>
          </table:table-cell>
          <table:table-cell office:value-type="float" office:value="2.2937960761765133E-15" table:style-name="ce1">
            <text:p>2.2938E-15</text:p>
          </table:table-cell>
          <table:table-cell office:value-type="float" office:value="2156400.0000002095" table:style-name="ce5">
            <text:p>2156400.00</text:p>
          </table:table-cell>
          <table:table-cell office:value-type="float" office:value="104.16134981677725" table:style-name="ce1">
            <text:p>104.1613498</text:p>
          </table:table-cell>
          <table:table-cell office:value-type="float" office:value="2.4543618015088691" table:style-name="ce1">
            <text:p>2.454361802</text:p>
          </table:table-cell>
          <table:table-cell office:value-type="float" office:value="9.725616229390966E-14" table:formula="of:=[.E15]/1071000000000000" table:style-name="ce1">
            <text:p>9.72562E-14</text:p>
          </table:table-cell>
          <table:table-cell office:value-type="float" office:value="2.291654343145536E-15" table:formula="of:=[.F15]/1071000000000000" table:style-name="ce1">
            <text:p>2.29165E-15</text:p>
          </table:table-cell>
          <table:table-cell table:number-columns-repeated="16376"/>
        </table:table-row>
        <table:table-row table:style-name="ro1">
          <table:table-cell office:value-type="float" office:value="27.956944444449618" table:style-name="ce1">
            <text:p>27.95694444</text:p>
          </table:table-cell>
          <table:table-cell office:value-type="float" office:value="1.1010586863259216E-13" table:style-name="ce1">
            <text:p>1.10106E-13</text:p>
          </table:table-cell>
          <table:table-cell office:value-type="float" office:value="2.4675230898425013E-15" table:style-name="ce1">
            <text:p>2.46752E-15</text:p>
          </table:table-cell>
          <table:table-cell office:value-type="float" office:value="2415480.000000447" table:style-name="ce5">
            <text:p>2415480.00</text:p>
          </table:table-cell>
          <table:table-cell office:value-type="float" office:value="117.9233853055062" table:style-name="ce1">
            <text:p>117.9233853</text:p>
          </table:table-cell>
          <table:table-cell office:value-type="float" office:value="2.6402497061314762" table:style-name="ce1">
            <text:p>2.640249706</text:p>
          </table:table-cell>
          <table:table-cell office:value-type="float" office:value="1.1010586863259216E-13" table:formula="of:=[.E16]/1071000000000000" table:style-name="ce1">
            <text:p>1.10106E-13</text:p>
          </table:table-cell>
          <table:table-cell office:value-type="float" office:value="2.4652191467147304E-15" table:formula="of:=[.F16]/1071000000000000" table:style-name="ce1">
            <text:p>2.46522E-15</text:p>
          </table:table-cell>
          <table:table-cell table:number-columns-repeated="16376"/>
        </table:table-row>
        <table:table-row table:style-name="ro1">
          <table:table-cell office:value-type="float" office:value="30.192361111112405" table:style-name="ce1">
            <text:p>30.19236111</text:p>
          </table:table-cell>
          <table:table-cell office:value-type="float" office:value="1.1978366788340996E-13" table:style-name="ce1">
            <text:p>1.19784E-13</text:p>
          </table:table-cell>
          <table:table-cell office:value-type="float" office:value="2.5645610146440871E-15" table:style-name="ce1">
            <text:p>2.56456E-15</text:p>
          </table:table-cell>
          <table:table-cell office:value-type="float" office:value="2608620.0000001118" table:style-name="ce5">
            <text:p>2608620.00</text:p>
          </table:table-cell>
          <table:table-cell office:value-type="float" office:value="128.28830830313206" table:style-name="ce1">
            <text:p>128.2883083</text:p>
          </table:table-cell>
          <table:table-cell office:value-type="float" office:value="2.7440802856691731" table:style-name="ce1">
            <text:p>2.744080286</text:p>
          </table:table-cell>
          <table:table-cell office:value-type="float" office:value="1.1978366788340996E-13" table:formula="of:=[.E17]/1071000000000000" table:style-name="ce1">
            <text:p>1.19784E-13</text:p>
          </table:table-cell>
          <table:table-cell office:value-type="float" office:value="2.5621664665445126E-15" table:formula="of:=[.F17]/1071000000000000" table:style-name="ce1">
            <text:p>2.56217E-15</text:p>
          </table:table-cell>
          <table:table-cell table:number-columns-repeated="16376"/>
        </table:table-row>
        <table:table-row table:style-name="ro1">
          <table:table-cell office:value-type="float" office:value="32.161111111112405" table:style-name="ce1">
            <text:p>32.16111111</text:p>
          </table:table-cell>
          <table:table-cell office:value-type="float" office:value="1.285896238336673E-13" table:style-name="ce1">
            <text:p>1.2859E-13</text:p>
          </table:table-cell>
          <table:table-cell office:value-type="float" office:value="2.6425928814755025E-15" table:style-name="ce1">
            <text:p>2.64259E-15</text:p>
          </table:table-cell>
          <table:table-cell office:value-type="float" office:value="2778720.0000001118" table:style-name="ce5">
            <text:p>2778720.00</text:p>
          </table:table-cell>
          <table:table-cell office:value-type="float" office:value="137.71948712585768" table:style-name="ce1">
            <text:p>137.7194871</text:p>
          </table:table-cell>
          <table:table-cell office:value-type="float" office:value="2.8275743831787876" table:style-name="ce1">
            <text:p>2.827574383</text:p>
          </table:table-cell>
          <table:table-cell office:value-type="float" office:value="1.285896238336673E-13" table:formula="of:=[.E18]/1071000000000000" table:style-name="ce1">
            <text:p>1.2859E-13</text:p>
          </table:table-cell>
          <table:table-cell office:value-type="float" office:value="2.6401254744899977E-15" table:formula="of:=[.F18]/1071000000000000" table:style-name="ce1">
            <text:p>2.64013E-15</text:p>
          </table:table-cell>
          <table:table-cell table:number-columns-repeated="16376"/>
        </table:table-row>
        <table:table-row table:style-name="ro1">
          <table:table-cell office:value-type="float" office:value="34.95625000000291" table:style-name="ce1">
            <text:p>34.95625</text:p>
          </table:table-cell>
          <table:table-cell office:value-type="float" office:value="1.4143765684030781E-13" table:style-name="ce1">
            <text:p>1.41438E-13</text:p>
          </table:table-cell>
          <table:table-cell office:value-type="float" office:value="2.7950148817969592E-15" table:style-name="ce1">
            <text:p>2.79501E-15</text:p>
          </table:table-cell>
          <table:table-cell office:value-type="float" office:value="3020220.0000002515" table:style-name="ce5">
            <text:p>3020220.00</text:p>
          </table:table-cell>
          <table:table-cell office:value-type="float" office:value="151.47973047596966" table:style-name="ce1">
            <text:p>151.4797305</text:p>
          </table:table-cell>
          <table:table-cell office:value-type="float" office:value="2.9906659235227462" table:style-name="ce1">
            <text:p>2.990665924</text:p>
          </table:table-cell>
          <table:table-cell office:value-type="float" office:value="1.4143765684030781E-13" table:formula="of:=[.E19]/1071000000000000" table:style-name="ce1">
            <text:p>1.41438E-13</text:p>
          </table:table-cell>
          <table:table-cell office:value-type="float" office:value="2.7924051573508367E-15" table:formula="of:=[.F19]/1071000000000000" table:style-name="ce1">
            <text:p>2.79241E-15</text:p>
          </table:table-cell>
          <table:table-cell table:number-columns-repeated="16376"/>
        </table:table-row>
        <table:table-row table:style-name="ro1">
          <table:table-cell office:value-type="float" office:value="37.02847222222772" table:style-name="ce1">
            <text:p>37.02847222</text:p>
          </table:table-cell>
          <table:table-cell office:value-type="float" office:value="1.5090306220161551E-13" table:style-name="ce1">
            <text:p>1.50903E-13</text:p>
          </table:table-cell>
          <table:table-cell office:value-type="float" office:value="2.8779104924706999E-15" table:style-name="ce1">
            <text:p>2.87791E-15</text:p>
          </table:table-cell>
          <table:table-cell office:value-type="float" office:value="3199260.000000475" table:style-name="ce5">
            <text:p>3199260.00</text:p>
          </table:table-cell>
          <table:table-cell office:value-type="float" office:value="161.61717961793022" table:style-name="ce1">
            <text:p>161.6171796</text:p>
          </table:table-cell>
          <table:table-cell office:value-type="float" office:value="3.0793642269436488" table:style-name="ce1">
            <text:p>3.079364227</text:p>
          </table:table-cell>
          <table:table-cell office:value-type="float" office:value="1.5090306220161551E-13" table:formula="of:=[.E20]/1071000000000000" table:style-name="ce1">
            <text:p>1.50903E-13</text:p>
          </table:table-cell>
          <table:table-cell office:value-type="float" office:value="2.8752233678278699E-15" table:formula="of:=[.F20]/1071000000000000" table:style-name="ce1">
            <text:p>2.87522E-15</text:p>
          </table:table-cell>
          <table:table-cell table:number-columns-repeated="16376"/>
        </table:table-row>
        <table:table-row table:style-name="ro1">
          <table:table-cell office:value-type="float" office:value="38.985416666670062" table:style-name="ce1">
            <text:p>38.98541667</text:p>
          </table:table-cell>
          <table:table-cell office:value-type="float" office:value="1.5977394582080909E-13" table:style-name="ce1">
            <text:p>1.59774E-13</text:p>
          </table:table-cell>
          <table:table-cell office:value-type="float" office:value="2.9485752483742286E-15" table:style-name="ce1">
            <text:p>2.94858E-15</text:p>
          </table:table-cell>
          <table:table-cell office:value-type="float" office:value="3368340.0000002934" table:style-name="ce5">
            <text:p>3368340.00</text:p>
          </table:table-cell>
          <table:table-cell office:value-type="float" office:value="171.11789597408654" table:style-name="ce1">
            <text:p>171.117896</text:p>
          </table:table-cell>
          <table:table-cell office:value-type="float" office:value="3.1549755157604245" table:style-name="ce1">
            <text:p>3.154975516</text:p>
          </table:table-cell>
          <table:table-cell office:value-type="float" office:value="1.5977394582080909E-13" table:formula="of:=[.E21]/1071000000000000" table:style-name="ce1">
            <text:p>1.59774E-13</text:p>
          </table:table-cell>
          <table:table-cell office:value-type="float" office:value="2.9458221435671563E-15" table:formula="of:=[.F21]/1071000000000000" table:style-name="ce1">
            <text:p>2.94582E-15</text:p>
          </table:table-cell>
          <table:table-cell table:number-columns-repeated="16376"/>
        </table:table-row>
        <table:table-row table:style-name="ro1">
          <table:table-cell office:value-type="float" office:value="41.978472222224809" table:style-name="ce1">
            <text:p>41.97847222</text:p>
          </table:table-cell>
          <table:table-cell office:value-type="float" office:value="1.7318413641274224E-13" table:style-name="ce1">
            <text:p>1.73184E-13</text:p>
          </table:table-cell>
          <table:table-cell office:value-type="float" office:value="3.0972704937715754E-15" table:style-name="ce1">
            <text:p>3.09727E-15</text:p>
          </table:table-cell>
          <table:table-cell office:value-type="float" office:value="3626940.0000002235" table:style-name="ce5">
            <text:p>3626940.00</text:p>
          </table:table-cell>
          <table:table-cell office:value-type="float" office:value="185.48021009804694" table:style-name="ce1">
            <text:p>185.4802101</text:p>
          </table:table-cell>
          <table:table-cell office:value-type="float" office:value="3.3140794283355857" table:style-name="ce1">
            <text:p>3.314079428</text:p>
          </table:table-cell>
          <table:table-cell office:value-type="float" office:value="1.7318413641274224E-13" table:formula="of:=[.E22]/1071000000000000" table:style-name="ce1">
            <text:p>1.73184E-13</text:p>
          </table:table-cell>
          <table:table-cell office:value-type="float" office:value="3.0943785512003602E-15" table:formula="of:=[.F22]/1071000000000000" table:style-name="ce1">
            <text:p>3.09438E-15</text:p>
          </table:table-cell>
          <table:table-cell table:number-columns-repeated="16376"/>
        </table:table-row>
        <table:table-row table:style-name="ro1">
          <table:table-cell office:value-type="float" office:value="44.037500000005821" table:style-name="ce1">
            <text:p>44.0375</text:p>
          </table:table-cell>
          <table:table-cell office:value-type="float" office:value="1.8222495735909361E-13" table:style-name="ce1">
            <text:p>1.82225E-13</text:p>
          </table:table-cell>
          <table:table-cell office:value-type="float" office:value="3.1663334149859134E-15" table:style-name="ce1">
            <text:p>3.16633E-15</text:p>
          </table:table-cell>
          <table:table-cell office:value-type="float" office:value="3804840.0000005029" table:style-name="ce5">
            <text:p>3804840.00</text:p>
          </table:table-cell>
          <table:table-cell office:value-type="float" office:value="195.16292933158925" table:style-name="ce1">
            <text:p>195.1629293</text:p>
          </table:table-cell>
          <table:table-cell office:value-type="float" office:value="3.3879767540349275" table:style-name="ce1">
            <text:p>3.387976754</text:p>
          </table:table-cell>
          <table:table-cell office:value-type="float" office:value="1.8222495735909361E-13" table:formula="of:=[.E23]/1071000000000000" table:style-name="ce1">
            <text:p>1.82225E-13</text:p>
          </table:table-cell>
          <table:table-cell office:value-type="float" office:value="3.1633769878944232E-15" table:formula="of:=[.F23]/1071000000000000" table:style-name="ce1">
            <text:p>3.16338E-15</text:p>
          </table:table-cell>
          <table:table-cell table:number-columns-repeated="16376"/>
        </table:table-row>
        <table:table-row table:style-name="ro1">
          <table:table-cell office:value-type="float" office:value="46.046527777783922" table:style-name="ce1">
            <text:p>46.04652778</text:p>
          </table:table-cell>
          <table:table-cell office:value-type="float" office:value="1.9146751450216494E-13" table:style-name="ce1">
            <text:p>1.91468E-13</text:p>
          </table:table-cell>
          <table:table-cell office:value-type="float" office:value="3.2357464754963635E-15" table:style-name="ce1">
            <text:p>3.23575E-15</text:p>
          </table:table-cell>
          <table:table-cell office:value-type="float" office:value="3978420.0000005309" table:style-name="ce5">
            <text:p>3978420.00</text:p>
          </table:table-cell>
          <table:table-cell office:value-type="float" office:value="205.06170803181865" table:style-name="ce1">
            <text:p>205.061708</text:p>
          </table:table-cell>
          <table:table-cell office:value-type="float" office:value="3.462248728781109" table:style-name="ce1">
            <text:p>3.462248729</text:p>
          </table:table-cell>
          <table:table-cell office:value-type="float" office:value="1.9146751450216494E-13" table:formula="of:=[.E24]/1071000000000000" table:style-name="ce1">
            <text:p>1.91468E-13</text:p>
          </table:table-cell>
          <table:table-cell office:value-type="float" office:value="3.2327252369571513E-15" table:formula="of:=[.F24]/1071000000000000" table:style-name="ce1">
            <text:p>3.23273E-15</text:p>
          </table:table-cell>
          <table:table-cell table:number-columns-repeated="16376"/>
        </table:table-row>
        <table:table-row table:style-name="ro1">
          <table:table-cell office:value-type="float" office:value="49.218055555560568" table:style-name="ce1">
            <text:p>49.21805556</text:p>
          </table:table-cell>
          <table:table-cell office:value-type="float" office:value="2.0653148836775154E-13" table:style-name="ce1">
            <text:p>2.06531E-13</text:p>
          </table:table-cell>
          <table:table-cell office:value-type="float" office:value="3.4053565817077529E-15" table:style-name="ce1">
            <text:p>3.40536E-15</text:p>
          </table:table-cell>
          <table:table-cell office:value-type="float" office:value="4252440.0000004331" table:style-name="ce5">
            <text:p>4252440.00</text:p>
          </table:table-cell>
          <table:table-cell office:value-type="float" office:value="221.19522404186191" table:style-name="ce1">
            <text:p>221.195224</text:p>
          </table:table-cell>
          <table:table-cell office:value-type="float" office:value="3.6437315424272958" table:style-name="ce1">
            <text:p>3.643731542</text:p>
          </table:table-cell>
          <table:table-cell office:value-type="float" office:value="2.0653148836775154E-13" table:formula="of:=[.E25]/1071000000000000" table:style-name="ce1">
            <text:p>2.06531E-13</text:p>
          </table:table-cell>
          <table:table-cell office:value-type="float" office:value="3.4021769770562986E-15" table:formula="of:=[.F25]/1071000000000000" table:style-name="ce1">
            <text:p>3.40218E-15</text:p>
          </table:table-cell>
          <table:table-cell table:number-columns-repeated="16376"/>
        </table:table-row>
        <table:table-row table:style-name="ro1">
          <table:table-cell office:value-type="float" office:value="51.135416666671517" table:style-name="ce1">
            <text:p>51.13541667</text:p>
          </table:table-cell>
          <table:table-cell office:value-type="float" office:value="2.1494443216730866E-13" table:style-name="ce1">
            <text:p>2.14944E-13</text:p>
          </table:table-cell>
          <table:table-cell office:value-type="float" office:value="3.4608156650529895E-15" table:style-name="ce1">
            <text:p>3.46082E-15</text:p>
          </table:table-cell>
          <table:table-cell office:value-type="float" office:value="4418100.0000004191" table:style-name="ce5">
            <text:p>4418100.00</text:p>
          </table:table-cell>
          <table:table-cell office:value-type="float" office:value="230.20548685118757" table:style-name="ce1">
            <text:p>230.2054869</text:p>
          </table:table-cell>
          <table:table-cell office:value-type="float" office:value="3.7030727616066987" table:style-name="ce1">
            <text:p>3.703072762</text:p>
          </table:table-cell>
          <table:table-cell office:value-type="float" office:value="2.1494443216730866E-13" table:formula="of:=[.E26]/1071000000000000" table:style-name="ce1">
            <text:p>2.14944E-13</text:p>
          </table:table-cell>
          <table:table-cell office:value-type="float" office:value="3.457584277877403E-15" table:formula="of:=[.F26]/1071000000000000" table:style-name="ce1">
            <text:p>3.45758E-15</text:p>
          </table:table-cell>
          <table:table-cell table:number-columns-repeated="16376"/>
        </table:table-row>
        <table:table-row table:style-name="ro1">
          <table:table-cell office:value-type="float" office:value="55.988888888889051" table:style-name="ce1">
            <text:p>55.98888889</text:p>
          </table:table-cell>
          <table:table-cell office:value-type="float" office:value="2.3619627905279657E-13" table:style-name="ce1">
            <text:p>2.36196E-13</text:p>
          </table:table-cell>
          <table:table-cell office:value-type="float" office:value="3.7650361272122942E-15" table:style-name="ce1">
            <text:p>3.76504E-15</text:p>
          </table:table-cell>
          <table:table-cell office:value-type="float" office:value="4837440.000000014" table:style-name="ce5">
            <text:p>4837440.00</text:p>
          </table:table-cell>
          <table:table-cell office:value-type="float" office:value="252.96621486554511" table:style-name="ce1">
            <text:p>252.9662149</text:p>
          </table:table-cell>
          <table:table-cell office:value-type="float" office:value="4.0285886561171544" table:style-name="ce1">
            <text:p>4.028588656</text:p>
          </table:table-cell>
          <table:table-cell office:value-type="float" office:value="2.3619627905279657E-13" table:formula="of:=[.E27]/1071000000000000" table:style-name="ce1">
            <text:p>2.36196E-13</text:p>
          </table:table-cell>
          <table:table-cell office:value-type="float" office:value="3.7615206873176042E-15" table:formula="of:=[.F27]/1071000000000000" table:style-name="ce1">
            <text:p>3.76152E-15</text:p>
          </table:table-cell>
          <table:table-cell table:number-columns-repeated="16376"/>
        </table:table-row>
        <table:table-row table:style-name="ro1">
          <table:table-cell office:value-type="float" office:value="58.160416666672972" table:style-name="ce1">
            <text:p>58.16041667</text:p>
          </table:table-cell>
          <table:table-cell office:value-type="float" office:value="2.452952003518224E-13" table:style-name="ce1">
            <text:p>2.45295E-13</text:p>
          </table:table-cell>
          <table:table-cell office:value-type="float" office:value="3.8243874440492493E-15" table:style-name="ce1">
            <text:p>3.82439E-15</text:p>
          </table:table-cell>
          <table:table-cell office:value-type="float" office:value="5025060.0000005448" table:style-name="ce5">
            <text:p>5025060.00</text:p>
          </table:table-cell>
          <table:table-cell office:value-type="float" office:value="262.71115957680178" table:style-name="ce1">
            <text:p>262.7111596</text:p>
          </table:table-cell>
          <table:table-cell office:value-type="float" office:value="4.0920945651326965" table:style-name="ce1">
            <text:p>4.092094565</text:p>
          </table:table-cell>
          <table:table-cell office:value-type="float" office:value="2.452952003518224E-13" table:formula="of:=[.E28]/1071000000000000" table:style-name="ce1">
            <text:p>2.45295E-13</text:p>
          </table:table-cell>
          <table:table-cell office:value-type="float" office:value="3.8208165874254872E-15" table:formula="of:=[.F28]/1071000000000000" table:style-name="ce1">
            <text:p>3.82082E-15</text:p>
          </table:table-cell>
          <table:table-cell table:number-columns-repeated="16376"/>
        </table:table-row>
        <table:table-row table:style-name="ro1">
          <table:table-cell office:value-type="float" office:value="60.152777777781012" table:style-name="ce1">
            <text:p>60.15277778</text:p>
          </table:table-cell>
          <table:table-cell office:value-type="float" office:value="2.5361598931929267E-13" table:style-name="ce1">
            <text:p>2.53616E-13</text:p>
          </table:table-cell>
          <table:table-cell office:value-type="float" office:value="3.8718551240770965E-15" table:style-name="ce1">
            <text:p>3.87186E-15</text:p>
          </table:table-cell>
          <table:table-cell office:value-type="float" office:value="5197200.0000002794" table:style-name="ce5">
            <text:p>5197200.00</text:p>
          </table:table-cell>
          <table:table-cell office:value-type="float" office:value="271.62272456096247" table:style-name="ce1">
            <text:p>271.6227246</text:p>
          </table:table-cell>
          <table:table-cell office:value-type="float" office:value="4.1428849827624932" table:style-name="ce1">
            <text:p>4.142884983</text:p>
          </table:table-cell>
          <table:table-cell office:value-type="float" office:value="2.5361598931929267E-13" table:formula="of:=[.E29]/1071000000000000" table:style-name="ce1">
            <text:p>2.53616E-13</text:p>
          </table:table-cell>
          <table:table-cell office:value-type="float" office:value="3.8682399465569495E-15" table:formula="of:=[.F29]/1071000000000000" table:style-name="ce1">
            <text:p>3.86824E-15</text:p>
          </table:table-cell>
          <table:table-cell table:number-columns-repeated="16376"/>
        </table:table-row>
        <table:table-row table:style-name="ro1">
          <table:table-cell office:value-type="float" office:value="64.926388888889051" table:style-name="ce1">
            <text:p>64.92638889</text:p>
          </table:table-cell>
          <table:table-cell office:value-type="float" office:value="2.7419868831810554E-13" table:style-name="ce1">
            <text:p>2.74199E-13</text:p>
          </table:table-cell>
          <table:table-cell office:value-type="float" office:value="4.1296366696683625E-15" table:style-name="ce1">
            <text:p>4.12964E-15</text:p>
          </table:table-cell>
          <table:table-cell office:value-type="float" office:value="5609640.000000014" table:style-name="ce5">
            <text:p>5609640.00</text:p>
          </table:table-cell>
          <table:table-cell office:value-type="float" office:value="293.66679518869103" table:style-name="ce1">
            <text:p>293.6667952</text:p>
          </table:table-cell>
          <table:table-cell office:value-type="float" office:value="4.418711236545148" table:style-name="ce1">
            <text:p>4.418711237</text:p>
          </table:table-cell>
          <table:table-cell office:value-type="float" office:value="2.7419868831810554E-13" table:formula="of:=[.E30]/1071000000000000" table:style-name="ce1">
            <text:p>2.74199E-13</text:p>
          </table:table-cell>
          <table:table-cell office:value-type="float" office:value="4.1257807997620429E-15" table:formula="of:=[.F30]/1071000000000000" table:style-name="ce1">
            <text:p>4.12578E-15</text:p>
          </table:table-cell>
          <table:table-cell table:number-columns-repeated="16376"/>
        </table:table-row>
        <table:table-row table:style-name="ro1">
          <table:table-cell office:value-type="float" office:value="66.940972222226264" table:style-name="ce1">
            <text:p>66.94097222</text:p>
          </table:table-cell>
          <table:table-cell office:value-type="float" office:value="2.8314965129734324E-13" table:style-name="ce1">
            <text:p>2.8315E-13</text:p>
          </table:table-cell>
          <table:table-cell office:value-type="float" office:value="4.1822021273528585E-15" table:style-name="ce1">
            <text:p>4.1822E-15</text:p>
          </table:table-cell>
          <table:table-cell office:value-type="float" office:value="5783700.0000003492" table:style-name="ce5">
            <text:p>5783700.00</text:p>
          </table:table-cell>
          <table:table-cell office:value-type="float" office:value="303.25327653945459" table:style-name="ce1">
            <text:p>303.2532765</text:p>
          </table:table-cell>
          <table:table-cell office:value-type="float" office:value="4.4749562762675588" table:style-name="ce1">
            <text:p>4.474956276</text:p>
          </table:table-cell>
          <table:table-cell office:value-type="float" office:value="2.8314965129734324E-13" table:formula="of:=[.E31]/1071000000000000" table:style-name="ce1">
            <text:p>2.8315E-13</text:p>
          </table:table-cell>
          <table:table-cell office:value-type="float" office:value="4.17829717672041E-15" table:formula="of:=[.F31]/1071000000000000" table:style-name="ce1">
            <text:p>4.1783E-15</text:p>
          </table:table-cell>
          <table:table-cell table:number-columns-repeated="16376"/>
        </table:table-row>
        <table:table-row table:style-name="ro1">
          <table:table-cell office:value-type="float" office:value="69.945833333338669" table:style-name="ce1">
            <text:p>69.94583333</text:p>
          </table:table-cell>
          <table:table-cell office:value-type="float" office:value="2.9626559053465176E-13" table:style-name="ce1">
            <text:p>2.96266E-13</text:p>
          </table:table-cell>
          <table:table-cell office:value-type="float" office:value="4.2843839934686692E-15" table:style-name="ce1">
            <text:p>4.28438E-15</text:p>
          </table:table-cell>
          <table:table-cell office:value-type="float" office:value="6043320.000000461" table:style-name="ce5">
            <text:p>6043320.00</text:p>
          </table:table-cell>
          <table:table-cell office:value-type="float" office:value="317.30044746261206" table:style-name="ce1">
            <text:p>317.3004475</text:p>
          </table:table-cell>
          <table:table-cell office:value-type="float" office:value="4.5842908730114758" table:style-name="ce1">
            <text:p>4.584290873</text:p>
          </table:table-cell>
          <table:table-cell office:value-type="float" office:value="2.9626559053465176E-13" table:formula="of:=[.E32]/1071000000000000" table:style-name="ce1">
            <text:p>2.96266E-13</text:p>
          </table:table-cell>
          <table:table-cell office:value-type="float" office:value="4.2803836349313499E-15" table:formula="of:=[.F32]/1071000000000000" table:style-name="ce1">
            <text:p>4.28038E-15</text:p>
          </table:table-cell>
          <table:table-cell table:number-columns-repeated="16376"/>
        </table:table-row>
        <table:table-row table:style-name="ro1">
          <table:table-cell office:value-type="float" office:value="72.058333333334303" table:style-name="ce1">
            <text:p>72.05833333</text:p>
          </table:table-cell>
          <table:table-cell office:value-type="float" office:value="3.0539521570414954E-13" table:style-name="ce1">
            <text:p>3.05395E-13</text:p>
          </table:table-cell>
          <table:table-cell office:value-type="float" office:value="4.3354808479390573E-15" table:style-name="ce1">
            <text:p>4.33548E-15</text:p>
          </table:table-cell>
          <table:table-cell office:value-type="float" office:value="6225840.0000000838" table:style-name="ce5">
            <text:p>6225840.00</text:p>
          </table:table-cell>
          <table:table-cell office:value-type="float" office:value="327.07827601914414" table:style-name="ce1">
            <text:p>327.078276</text:p>
          </table:table-cell>
          <table:table-cell office:value-type="float" office:value="4.6389645072947916" table:style-name="ce1">
            <text:p>4.638964507</text:p>
          </table:table-cell>
          <table:table-cell office:value-type="float" office:value="3.0539521570414954E-13" table:formula="of:=[.E33]/1071000000000000" table:style-name="ce1">
            <text:p>3.05395E-13</text:p>
          </table:table-cell>
          <table:table-cell office:value-type="float" office:value="4.33143277992044E-15" table:formula="of:=[.F33]/1071000000000000" table:style-name="ce1">
            <text:p>4.33143E-15</text:p>
          </table:table-cell>
          <table:table-cell table:number-columns-repeated="16376"/>
        </table:table-row>
        <table:table-row table:style-name="ro1">
          <table:table-cell office:value-type="float" office:value="76.985416666670062" table:style-name="ce1">
            <text:p>76.98541667</text:p>
          </table:table-cell>
          <table:table-cell office:value-type="float" office:value="3.2619527264637087E-13" table:style-name="ce1">
            <text:p>3.26195E-13</text:p>
          </table:table-cell>
          <table:table-cell office:value-type="float" office:value="4.5722896874796707E-15" table:style-name="ce1">
            <text:p>4.57229E-15</text:p>
          </table:table-cell>
          <table:table-cell office:value-type="float" office:value="6651540.0000002934" table:style-name="ce5">
            <text:p>6651540.00</text:p>
          </table:table-cell>
          <table:table-cell office:value-type="float" office:value="349.35513700426321" table:style-name="ce1">
            <text:p>349.355137</text:p>
          </table:table-cell>
          <table:table-cell office:value-type="float" office:value="4.8923499656032474" table:style-name="ce1">
            <text:p>4.892349966</text:p>
          </table:table-cell>
          <table:table-cell office:value-type="float" office:value="3.2619527264637087E-13" table:formula="of:=[.E34]/1071000000000000" table:style-name="ce1">
            <text:p>3.26195E-13</text:p>
          </table:table-cell>
          <table:table-cell office:value-type="float" office:value="4.5680205094334712E-15" table:formula="of:=[.F34]/1071000000000000" table:style-name="ce1">
            <text:p>4.56802E-15</text:p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  <table:table table:name="out_hi_data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out_lo_data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Wei Xiaoyan</meta:initial-creator>
    <dc:creator>Xi Bin</dc:creator>
    <meta:creation-date>2015-06-05T18:19:34Z</meta:creation-date>
    <dc:date>2025-08-02T10:03:31Z</dc:date>
    <meta:editing-duration>PT0S</meta:editing-duration>
  </office:meta>
</office:document-meta>
</file>